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xceptionHandlerForwardGrammar.getName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ceptionHandlerGrammar.onBeginCheck( AnnotationInstance annotation , AnnotationInstance [ ] parentAnnotations , MemberDeclaration classMember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ExceptionHandlerForwardGrammar.ExceptionHandlerForwardGrammar( FlowControllerInfo fcInf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ExceptionHandlerGrammar.ExceptionHandlerGrammar( CoreAnnotationProcessorEnv env , Diagnostics diags , RuntimeVersionChecker runtimeVersionChecker , FlowControllerInfo fcInf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